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900000147505DB72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842cm" fo:min-width="16.698cm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3cm" svg:stroke-color="#000000" draw:marker-start-width="0.25cm" draw:marker-end="Concave_20_short" draw:marker-end-width="0.25cm" draw:fill="none" draw:textarea-vertical-align="middle" fo:padding-top="0.14cm" fo:padding-bottom="0.14cm" fo:padding-left="0.265cm" fo:padding-right="0.26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5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71cm" fo:min-width="2.5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2.52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erif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6" style:family="paragraph">
      <style:paragraph-properties fo:text-align="end"/>
      <style:text-properties style:font-name="Liberation Serif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end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198cm" svg:height="10.092cm" svg:x="2.589cm" svg:y="5.42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9.974cm" svg:height="8.651cm" svg:x="5.513cm" svg:y="6.75cm">
          <draw:image xlink:href="Pictures/100000010000017900000147505DB72C.png" xlink:type="simple" xlink:show="embed" xlink:actuate="onLoad" draw:mime-type="image/png">
            <text:p/>
          </draw:image>
          <draw:glue-point draw:id="4" svg:x="4.013cm" svg:y="-2.173cm" draw:escape-direction="right"/>
          <draw:glue-point draw:id="5" svg:x="3.996cm" svg:y="-0.777cm"/>
          <draw:glue-point draw:id="6" svg:x="4.062cm" svg:y="0.54cm"/>
          <draw:glue-point draw:id="7" svg:x="4.013cm" svg:y="3.369cm" draw:escape-direction="up"/>
          <draw:glue-point draw:id="8" svg:x="2.376cm" svg:y="-2.425cm"/>
          <draw:glue-point draw:id="9" svg:x="0.729cm" svg:y="-2.479cm"/>
          <draw:glue-point draw:id="10" svg:x="-0.939cm" svg:y="-2.513cm"/>
          <draw:glue-point draw:id="11" svg:x="-2.535cm" svg:y="-2.212cm"/>
          <draw:glue-point draw:id="12" svg:x="-2.568cm" svg:y="-0.797cm"/>
          <draw:glue-point draw:id="13" svg:x="-2.535cm" svg:y="0.579cm"/>
          <draw:glue-point draw:id="14" svg:x="-2.502cm" svg:y="3.312cm"/>
          <draw:glue-point draw:id="15" svg:x="0.729cm" svg:y="3.637cm"/>
        </draw:frame>
        <draw:g draw:style-name="gr3">
          <draw:connector draw:style-name="gr4" draw:text-style-name="P3" draw:layer="layout" draw:type="line" svg:x1="16.996cm" svg:y1="7.964cm" svg:x2="14.502cm" svg:y2="8.996cm" draw:start-shape="id1" draw:start-glue-point="3" svg:d="M16996 7964l-2494 1032" svg:viewBox="0 0 2495 1033">
            <text:p/>
          </draw:connector>
          <draw:frame draw:style-name="gr5" draw:text-style-name="P5" xml:id="id1" draw:id="id1" draw:layer="layout" svg:width="3.004cm" svg:height="0.721cm" svg:x="16.996cm" svg:y="7.604cm">
            <draw:text-box>
              <text:p text:style-name="P4"><text:span text:style-name="T1">duplicate</text:span><text:span text:style-name="T2"> </text:span><text:span text:style-name="T2">icon</text:span></text:p>
            </draw:text-box>
          </draw:frame>
        </draw:g>
        <draw:connector draw:style-name="gr4" draw:text-style-name="P3" draw:layer="layout" draw:type="line" svg:x1="16.996cm" svg:y1="9.535cm" svg:x2="14.485cm" svg:y2="10.403cm" draw:start-shape="id2" draw:start-glue-point="3" draw:end-shape="id3" draw:end-glue-point="5" svg:d="M16996 9535l-2511 868" svg:viewBox="0 0 2512 869">
          <text:p/>
        </draw:connector>
        <draw:frame draw:style-name="gr5" draw:text-style-name="P5" xml:id="id2" draw:id="id2" draw:layer="layout" svg:width="3.004cm" svg:height="0.721cm" svg:x="16.996cm" svg:y="9.175cm">
          <draw:text-box>
            <text:p text:style-name="P4"><text:span text:style-name="T1">debug</text:span><text:span text:style-name="T2"> </text:span><text:span text:style-name="T2">icon</text:span></text:p>
          </draw:text-box>
        </draw:frame>
        <draw:connector draw:style-name="gr4" draw:text-style-name="P3" draw:layer="layout" draw:type="line" svg:x1="16.996cm" svg:y1="11.623cm" svg:x2="14.551cm" svg:y2="11.542cm" draw:start-shape="id4" draw:start-glue-point="3" draw:end-shape="id3" draw:end-glue-point="6" svg:d="M16996 11623l-2445-81" svg:viewBox="0 0 2446 82">
          <text:p/>
        </draw:connector>
        <draw:frame draw:style-name="gr5" draw:text-style-name="P5" xml:id="id4" draw:id="id4" draw:layer="layout" svg:width="3.004cm" svg:height="0.721cm" svg:x="16.996cm" svg:y="11.263cm">
          <draw:text-box>
            <text:p text:style-name="P4"><text:span text:style-name="T1">scale</text:span><text:span text:style-name="T2"> icon</text:span></text:p>
          </draw:text-box>
        </draw:frame>
        <draw:connector draw:style-name="gr4" draw:text-style-name="P3" draw:layer="layout" draw:type="line" svg:x1="16.996cm" svg:y1="13.695cm" svg:x2="14.502cm" svg:y2="13.989cm" draw:start-shape="id5" draw:start-glue-point="3" draw:end-shape="id3" draw:end-glue-point="7" svg:d="M16996 13695l-2494 294" svg:viewBox="0 0 2495 295">
          <text:p/>
        </draw:connector>
        <draw:frame draw:style-name="gr5" draw:text-style-name="P5" xml:id="id5" draw:id="id5" draw:layer="layout" svg:width="2.451cm" svg:height="0.721cm" svg:x="16.996cm" svg:y="13.335cm">
          <draw:text-box>
            <text:p text:style-name="P4"><text:span text:style-name="T1">resize</text:span><text:span text:style-name="T2"> icon</text:span></text:p>
          </draw:text-box>
        </draw:frame>
        <draw:connector draw:style-name="gr4" draw:text-style-name="P3" draw:layer="layout" draw:type="line" svg:x1="5.251cm" svg:y1="7.9cm" svg:x2="7.972cm" svg:y2="9.162cm" draw:start-shape="id6" draw:start-glue-point="1" draw:end-shape="id3" draw:end-glue-point="11" svg:d="M5251 7900l2721 1262" svg:viewBox="0 0 2722 1263">
          <text:p/>
        </draw:connector>
        <draw:frame draw:style-name="gr6" draw:text-style-name="P7" xml:id="id6" draw:id="id6" draw:layer="layout" svg:width="3.004cm" svg:height="0.721cm" svg:x="2.247cm" svg:y="7.54cm">
          <draw:text-box>
            <text:p text:style-name="P6"><text:span text:style-name="T1">delete</text:span><text:span text:style-name="T2"> icon</text:span></text:p>
          </draw:text-box>
        </draw:frame>
        <draw:connector draw:style-name="gr4" draw:text-style-name="P3" draw:layer="layout" draw:type="line" svg:x1="5.252cm" svg:y1="9.541cm" svg:x2="7.939cm" svg:y2="10.386cm" draw:start-shape="id7" draw:start-glue-point="1" draw:end-shape="id3" draw:end-glue-point="12" svg:d="M5252 9541l2687 845" svg:viewBox="0 0 2688 846">
          <text:p/>
        </draw:connector>
        <draw:frame draw:style-name="gr6" draw:text-style-name="P7" xml:id="id7" draw:id="id7" draw:layer="layout" svg:width="3.004cm" svg:height="0.721cm" svg:x="2.248cm" svg:y="9.181cm">
          <draw:text-box>
            <text:p text:style-name="P6"><text:span text:style-name="T1">explore</text:span><text:span text:style-name="T2"> icon</text:span></text:p>
          </draw:text-box>
        </draw:frame>
        <draw:connector draw:style-name="gr4" draw:text-style-name="P3" draw:layer="layout" draw:type="line" svg:x1="5.289cm" svg:y1="11.625cm" svg:x2="7.972cm" svg:y2="11.575cm" draw:start-shape="id8" draw:start-glue-point="1" draw:end-shape="id3" draw:end-glue-point="13" svg:d="M5289 11625l2683-50" svg:viewBox="0 0 2684 51">
          <text:p/>
        </draw:connector>
        <draw:frame draw:style-name="gr6" draw:text-style-name="P7" xml:id="id8" draw:id="id8" draw:layer="layout" svg:width="3.004cm" svg:height="0.721cm" svg:x="2.285cm" svg:y="11.265cm">
          <draw:text-box>
            <text:p text:style-name="P6"><text:span text:style-name="T1">collapse</text:span><text:span text:style-name="T2"> </text:span><text:span text:style-name="T2">icon</text:span></text:p>
          </draw:text-box>
        </draw:frame>
        <draw:connector draw:style-name="gr4" draw:text-style-name="P3" draw:layer="layout" draw:type="line" svg:x1="5.252cm" svg:y1="13.722cm" svg:x2="8.005cm" svg:y2="13.94cm" draw:start-shape="id9" draw:start-glue-point="1" draw:end-shape="id3" draw:end-glue-point="14" svg:d="M5252 13722l2753 218" svg:viewBox="0 0 2754 219">
          <text:p/>
        </draw:connector>
        <draw:frame draw:style-name="gr6" draw:text-style-name="P7" xml:id="id9" draw:id="id9" draw:layer="layout" svg:width="3.004cm" svg:height="0.721cm" svg:x="2.248cm" svg:y="13.362cm">
          <draw:text-box>
            <text:p text:style-name="P6"><text:span text:style-name="T1">rotate</text:span><text:span text:style-name="T2"> icon</text:span></text:p>
          </draw:text-box>
        </draw:frame>
        <draw:connector draw:style-name="gr4" draw:text-style-name="P3" draw:layer="layout" draw:type="line" svg:x1="8.055cm" svg:y1="6.086cm" svg:x2="9.564cm" svg:y2="8.902cm" draw:start-shape="id10" draw:start-glue-point="2" draw:end-shape="id3" draw:end-glue-point="10" svg:d="M8055 6086l1509 2816" svg:viewBox="0 0 1510 2817">
          <text:p/>
        </draw:connector>
        <draw:frame draw:style-name="gr5" draw:text-style-name="P5" xml:id="id10" draw:id="id10" draw:layer="layout" svg:width="2.436cm" svg:height="0.721cm" svg:x="6.837cm" svg:y="5.365cm">
          <draw:text-box>
            <text:p text:style-name="P4"><text:span text:style-name="T1">menu</text:span><text:span text:style-name="T2"> icon</text:span></text:p>
          </draw:text-box>
        </draw:frame>
        <draw:connector draw:style-name="gr4" draw:text-style-name="P3" draw:layer="layout" draw:type="line" svg:x1="11.207cm" svg:y1="6.105cm" svg:x2="11.227cm" svg:y2="8.931cm" draw:start-shape="id11" draw:start-glue-point="2" draw:end-shape="id3" draw:end-glue-point="9" svg:d="M11207 6105l20 2826" svg:viewBox="0 0 21 2827">
          <text:p/>
        </draw:connector>
        <draw:frame draw:style-name="gr5" draw:text-style-name="P5" xml:id="id11" draw:id="id11" draw:layer="layout" svg:width="2.183cm" svg:height="0.721cm" svg:x="10.116cm" svg:y="5.384cm">
          <draw:text-box>
            <text:p text:style-name="P4"><text:span text:style-name="T1">grab</text:span><text:span text:style-name="T2"> icon</text:span></text:p>
          </draw:text-box>
        </draw:frame>
        <draw:connector draw:style-name="gr4" draw:text-style-name="P3" draw:layer="layout" draw:type="line" svg:x1="14.298cm" svg:y1="6.123cm" svg:x2="12.869cm" svg:y2="8.978cm" draw:start-shape="id12" draw:start-glue-point="2" draw:end-shape="id3" draw:end-glue-point="8" svg:d="M14298 6123l-1429 2855" svg:viewBox="0 0 1430 2856">
          <text:p/>
        </draw:connector>
        <draw:frame draw:style-name="gr7" draw:text-style-name="P5" xml:id="id12" draw:id="id12" draw:layer="layout" svg:width="2.614cm" svg:height="0.738cm" svg:x="12.991cm" svg:y="5.385cm">
          <draw:text-box>
            <text:p text:style-name="P4"><text:span text:style-name="T1">move</text:span><text:span text:style-name="T2"> ic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Concave_20_short" draw:display-name="Concave short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37:31.507702128</meta:creation-date>
    <dc:date>2025-03-05T16:24:40.960105273</dc:date>
    <meta:editing-duration>PT12M54S</meta:editing-duration>
    <meta:editing-cycles>2</meta:editing-cycles>
    <meta:generator>LibreOffice/24.2.7.2$Linux_X86_64 LibreOffice_project/420$Build-2</meta:generator>
    <meta:document-statistic meta:object-count="25"/>
  </office:meta>
</office:document-meta>
</file>